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41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text-position=""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eaa94c"/>
      <style:text-properties fo:color="#000000"/>
    </style:style>
    <style:style style:name="ce42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ccccff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#ffcc99"/>
      <style:text-properties fo:color="#000000"/>
    </style:style>
    <style:style style:name="ce47" style:family="table-cell" style:parent-style-name="Default">
      <style:table-cell-properties fo:background-color="#e6e6ff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50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5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d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Detai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opérateur logique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[hcheck]and|satisfait toutes les conditions,or|satisfait au moins une condition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DETAIL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Condition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9]+10" office:value-type="float" office:value="310">
            <text:p>310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65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FILTERS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Filt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16]+10" office:value-type="float" office:value="380">
            <text:p>380</text:p>
          </table:table-cell>
          <table:table-cell table:style-name="ce65" office:value-type="string">
            <text:p>R</text:p>
          </table:table-cell>
          <table:table-cell table:style-name="ce65" table:number-columns-repeated="6"/>
          <table:table-cell table:style-name="ce65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,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40" table:default-cell-style-name="Default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/>
          <table:table-cell table:style-name="ce48"/>
          <table:table-cell table:style-name="ce40" table:number-columns-repeated="248"/>
        </table:table-row>
        <table:table-row table:style-name="ro1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>
          <table:table-cell table:style-name="ce41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/>
          <table:table-cell table:style-name="ce49"/>
          <table:table-cell table:style-name="ce41" table:number-columns-repeated="24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RESET</text:p>
          </table:table-cell>
          <table:table-cell table:style-name="ce40" office:value-type="string">
            <text:p>attributes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s</text:p>
          </table:table-cell>
          <table:table-cell table:style-name="ce42"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43"/>
          <table:table-cell table:style-name="ce43" office:value-type="string">
            <text:p>Présentation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FR_PRESENTATION</text:p>
          </table:table-cell>
          <table:table-cell table:style-name="ce44" table:formula="of:=[.B9]" office:value-type="string" office:string-value="REP_TAB_PRESENTATION">
            <text:p>REP_TAB_PRESENTATION</text:p>
          </table:table-cell>
          <table:table-cell table:style-name="ce4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2" table:formula="of:=[.H9]+10" office:value-type="float" office:value="1010">
            <text:p>101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APTIO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longtext</text:p>
          </table:table-cell>
          <table:table-cell table:style-name="ce53" table:formula="of:=[.H10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1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SortAttr(D,SE_FAMID,REP_SORT):REP_IDSORT,REP_SORT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id 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2]+10" office:value-type="float" office:value="1040">
            <text:p>104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ORDER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ord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13]+10" office:value-type="float" office:value="1050">
            <text:p>10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asc|ascendant,desc|descendant</text:p>
          </table:table-cell>
          <table:table-cell table:style-name="ce45" table:number-columns-repeated="2"/>
          <table:table-cell table:style-name="ce45" office:value-type="string">
            <text:p>system=yes|bmenu=no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IMI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limi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53" table:formula="of:=[.H14]+10" office:value-type="float" office:value="1060">
            <text:p>1060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label=nombre maximum de documents retournés|esize=3</text:p>
          </table:table-cell>
          <table:table-cell table:style-name="ce45" table:number-columns-repeated="240"/>
        </table:table-row>
        <table:table-row table:style-name="ro3">
          <table:table-cell table:style-name="ce40" table:number-columns-repeated="7"/>
          <table:table-cell table:style-name="ce48" table:formula="of:=[.H15]+10" office:value-type="float" office:value="1070">
            <text:p>1070</text:p>
          </table:table-cell>
          <table:table-cell table:style-name="ce40" table:number-columns-repeated="24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TCOLS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Colonne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array</text:p>
          </table:table-cell>
          <table:table-cell table:style-name="ce54" table:formula="of:=[.H16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label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7]+10" office:value-type="float" office:value="1090">
            <text:p>109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DocAttr(D,SE_FAMID,REP_LCOLS):REP_IDCOLS,REP_LCOLS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id colonn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8]+10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couleu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19]+10" office:value-type="float" office:value="1110">
            <text:p>111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pied de tablea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0]+10" office:value-type="float" office:value="1120">
            <text:p>112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NONE| ,SUM|Somme,MOY|Moyenne,CARD|Cardinal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TYLE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styl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1]+10" office:value-type="float" office:value="1130">
            <text:p>11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HF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entê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2]+10" office:value-type="float" office:value="1140">
            <text:p>114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'entête et le pied de tableau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ODD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im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3]+10" office:value-type="float" office:value="1150">
            <text:p>11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impair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EVE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4]+10" office:value-type="float" office:value="1160">
            <text:p>116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paires</text:p>
          </table:table-cell>
          <table:table-cell table:style-name="ce45" table:number-columns-repeated="240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</text:p>
          </table:table-cell>
          <table:table-cell table:style-name="ce47"/>
          <table:table-cell table:style-name="ce47" office:value-type="string">
            <text:p>Export CSV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5">
            <text:p>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REPORT_EXPORT_CSV&amp;id=%I%&amp;displayForm=true</text:p>
          </table:table-cell>
          <table:table-cell table:style-name="ce47" table:number-columns-repeated="245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47" table:number-columns-repeated="240"/>
        </table:table-row>
        <table:table-row table:style-name="ro3">
          <table:table-cell table:style-name="ce41" office:value-type="string">
            <text:p>END</text:p>
          </table:table-cell>
          <table:table-cell table:style-name="ce41" table:number-columns-repeated="6"/>
          <table:table-cell table:style-name="ce49"/>
          <table:table-cell table:style-name="ce41" table:number-columns-repeated="248"/>
        </table:table-row>
        <table:table-row table:style-name="ro3" table:number-rows-repeated="20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8/11/2011</text:date>, <text:time>13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32:42</meta:creation-date>
    <dc:date>2011-11-18T13:50:57</dc:date>
    <meta:editing-cycles>257</meta:editing-cycles>
    <meta:editing-duration>P5DT21H45M7S</meta:editing-duration>
    <dc:creator>Eric Brison</dc:creator>
    <meta:document-statistic meta:table-count="5" meta:cell-count="838" meta:object-count="0"/>
    <meta:user-defined meta:name="Info 1"/>
    <meta:user-defined meta:name="Info 2"/>
    <meta:user-defined meta:name="Info 3"/>
    <meta:user-defined meta:name="Info 4"/>
  </office:meta>
</office:document-meta>
</file>